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12ef" officeooo:paragraph-rsid="000112ef"/>
    </style:style>
    <style:style style:name="P2" style:family="paragraph" style:parent-style-name="Standard" style:list-style-name="L1">
      <style:text-properties fo:language="ru" fo:country="RU" officeooo:rsid="000112ef" officeooo:paragraph-rsid="000112ef"/>
    </style:style>
    <style:style style:name="P3" style:family="paragraph" style:parent-style-name="Standard" style:list-style-name="L2">
      <style:text-properties fo:language="ru" fo:country="RU" officeooo:rsid="000112ef" officeooo:paragraph-rsid="000112ef"/>
    </style:style>
    <style:style style:name="P4" style:family="paragraph" style:parent-style-name="Standard" style:list-style-name="L1">
      <style:text-properties fo:language="ru" fo:country="RU" officeooo:rsid="0002f0ad" officeooo:paragraph-rsid="0002f0ad"/>
    </style:style>
    <style:style style:name="P5" style:family="paragraph" style:parent-style-name="Standard" style:list-style-name="L1">
      <style:text-properties fo:language="ru" fo:country="RU" officeooo:rsid="00041a08" officeooo:paragraph-rsid="00041a08"/>
    </style:style>
    <style:style style:name="T1" style:family="text">
      <style:text-properties officeooo:rsid="0002d6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 должна уметь программа:</text:p>
      <text:list xml:id="list2528137145" text:style-name="L1">
        <text:list-item>
          <text:p text:style-name="P2">Заносить информацию о выполненных работах</text:p>
        </text:list-item>
        <text:list-item>
          <text:p text:style-name="P2">Отображать информацию о выполненных работах</text:p>
        </text:list-item>
        <text:list-item>
          <text:p text:style-name="P2">Показать/генерировать отчеты по отметкам</text:p>
        </text:list-item>
        <text:list-item>
          <text:p text:style-name="P2">Настраивать напоминание по отметке выполненных работ</text:p>
        </text:list-item>
        <text:list-item>
          <text:p text:style-name="P2">Сохранять информацию об отметке</text:p>
        </text:list-item>
        <text:list-item>
          <text:p text:style-name="P2">Быть портативным</text:p>
        </text:list-item>
        <text:list-item>
          <text:p text:style-name="P2">Настраивать шаблоны отметок</text:p>
        </text:list-item>
        <text:list-item>
          <text:p text:style-name="P2">Настраивать интерфейс</text:p>
        </text:list-item>
        <text:list-item>
          <text:p text:style-name="P2">Заносить выполненные работы в Ауру</text:p>
        </text:list-item>
        <text:list-item>
          <text:p text:style-name="P2">Выводить общее время отметки</text:p>
        </text:list-item>
        <text:list-item>
          <text:p text:style-name="P2">Отмечать время которое не должно учитываться</text:p>
        </text:list-item>
        <text:list-item>
          <text:p text:style-name="P2">Импорт из Оутлук\<text:span text:style-name="T1">гмайл</text:span> календаря</text:p>
        </text:list-item>
        <text:list-item>
          <text:p text:style-name="P4">Планировать работы</text:p>
        </text:list-item>
        <text:list-item>
          <text:p text:style-name="P4">Напоминать о запланированных работах</text:p>
        </text:list-item>
        <text:list-item>
          <text:p text:style-name="P4">Объединять одинаковые работы идущие подряд</text:p>
        </text:list-item>
        <text:list-item>
          <text:p text:style-name="P5">Возможность настройки разных профили для разных пользователей и проектов</text:p>
        </text:list-item>
        <text:list-item>
          <text:p text:style-name="P5">Настройка шаблонов по проектам</text:p>
        </text:list-item>
      </text:list>
      <text:p text:style-name="P1"/>
      <text:p text:style-name="P1">Кто пользуется программой:</text:p>
      <text:list xml:id="list3432407592" text:style-name="L2">
        <text:list-item>
          <text:p text:style-name="P3">Пользователи контролирующие свою рабочую деятельность</text:p>
        </text:list-item>
        <text:list-item>
          <text:p text:style-name="P3">Пользователи отчитывающиеся за свои работы</text:p>
        </text:list-item>
        <text:list-item>
          <text:p text:style-name="P3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8-29T19:46:34.347000000</dc:date>
    <meta:editing-duration>PT4M13S</meta:editing-duration>
    <meta:editing-cycles>3</meta:editing-cycles>
    <meta:document-statistic meta:table-count="0" meta:image-count="0" meta:object-count="0" meta:page-count="1" meta:paragraph-count="22" meta:word-count="111" meta:character-count="775" meta:non-whitespace-character-count="705"/>
  </office:meta>
</office:document-meta>
</file>